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compDate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maxTeams</text:p>
          </table:table-cell>
          <table:table-cell office:value-type="string" calcext:value-type="string">
            <text:p>note</text:p>
          </table:table-cell>
          <table:table-cell table:style-name="Default" office:value-type="string" calcext:value-type="string">
            <text:p>regDate</text:p>
          </table:table-cell>
          <table:table-cell office:value-type="string" calcext:value-type="string">
            <text:p>schTeams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string" calcext:value-type="string">
            <text:p>Gregg Sampson</text:p>
          </table:table-cell>
          <table:table-cell office:value-type="string" calcext:value-type="string">
            <text:p>spokane@academicsarecool.com</text:p>
          </table:table-cell>
          <table:table-cell office:value-type="string" calcext:value-type="string">
            <text:p>G9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date" office:date-value="2022-10-12" calcext:value-type="date">
            <text:p>10/12/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:00 - 3:40~Coaches Registration – 17-100 (SUB Lobby)~3:40 - 3:50~Orientation/Welcome – 17-103 (SUB Lounges)~3:50 - 3:55~Students go to testing rooms~~Non-Team Alternates go to Room 17-102~~Coaches go to 18-105~4:05 - 4:15~Mental Math <text:s text:c="10"/>(8 questions, 30 sec./question)~4:20 - 4:55~Individual Test <text:s text:c="6"/>(40 questions, 35 min.)~5:00 - 5:15~Individ. M.C. Test <text:s text:c="2"/>(10 quest., 15 min., Multiple choice)~5:20 - 5:35~Team Test <text:s text:c="14"/>(10 questions, 15 min.)~5:40 - 5:50~Pressure Round <text:s text:c="5"/>(5 quest., 10 min. --&gt; 1 ans./2 min.)~5:50 - 6:25~--- <text:s/>Dinner Break <text:s/>---~6:30 - 6:50~College Bowl 1/2 <text:s text:c="3"/>(10 Questions each)~6:50 - 7:10~College Bowl 3/4 <text:s text:c="3"/>(10 Questions each)~7:10 - 7:30~College Bowl 5/6 <text:s text:c="3"/>(10 Questions each)~7:40 - ~Awards Ceremony – 17-103 (SUB Lounges)~</text:p>
          </table:table-cell>
          <table:table-cell office:value-type="string" calcext:value-type="string">
            <text:p>spokanefalls</text:p>
          </table:table-cell>
          <table:table-cell office:value-type="string" calcext:value-type="string">
            <text:p>reg</text:p>
          </table:table-cell>
          <table:table-cell office:value-type="float" office:value="1662947370001" calcext:value-type="float">
            <text:p>1662947370001</text:p>
          </table:table-cell>
          <table:table-cell office:value-type="string" calcext:value-type="string">
            <text:p>Chris J.</text:p>
          </table:table-cell>
          <table:table-cell office:value-type="string" calcext:value-type="string">
            <text:p>2022-23</text:p>
          </table:table-cell>
        </table:table-row>
        <table:table-row table:style-name="ro1">
          <table:table-cell office:value-type="date" office:date-value="2022-10-22" calcext:value-type="date">
            <text:p>10/22/22</text:p>
          </table:table-cell>
          <table:table-cell office:value-type="string" calcext:value-type="string">
            <text:p>Angie Kruzich</text:p>
          </table:table-cell>
          <table:table-cell office:value-type="string" calcext:value-type="string">
            <text:p>seattle@academicsarecool.com</text:p>
          </table:table-cell>
          <table:table-cell office:value-type="string" calcext:value-type="string">
            <text:p>G91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date" office:date-value="2022-10-08" calcext:value-type="date">
            <text:p>10/08/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:30 - 4:00~Coaches Registration~4:10 - 4:20~Orientation - Cafeteria~4:20 - 4:25~Students to testing rooms~4:35 - 4:45~Mental Math (8 questions for each student)~4:40~Coaches Meeting~4:50 - 5:25~Individual Test (40 questions )~5:35 - 5:50~Team Multiple Choice (10 questions )~5:55 - 6:10~Team Test (Fill in the blank 10 questions)~6:15 - 6:20~Practice Relay~6:20 - 6:25~Relay #1~6:25 - 6:30~Relay #2~6:30 - 7:10~Snack/Dinner Break~7:15 - 7:35~College Bowl Set 1/2 (10 Questions)~7:35 - 7:55~College Bowl Set 3/4~7:55 - 8:15~College Bowl Set 5/6~8:25~Awards Ceremony - Theater~</text:p>
          </table:table-cell>
          <table:table-cell office:value-type="string" calcext:value-type="string">
            <text:p>liberty</text:p>
          </table:table-cell>
          <table:table-cell office:value-type="string" calcext:value-type="string">
            <text:p>reg</text:p>
          </table:table-cell>
          <table:table-cell office:value-type="float" office:value="1662947370005" calcext:value-type="float">
            <text:p>1662947370005</text:p>
          </table:table-cell>
          <table:table-cell office:value-type="string" calcext:value-type="string">
            <text:p>Chris J.</text:p>
          </table:table-cell>
          <table:table-cell office:value-type="string" calcext:value-type="string">
            <text:p>2022-23</text:p>
          </table:table-cell>
        </table:table-row>
        <table:table-row table:style-name="ro1">
          <table:table-cell office:value-type="date" office:date-value="2022-10-21" calcext:value-type="date">
            <text:p>10/21/22</text:p>
          </table:table-cell>
          <table:table-cell office:value-type="string" calcext:value-type="string">
            <text:p>Mahen Malixi</text:p>
          </table:table-cell>
          <table:table-cell office:value-type="string" calcext:value-type="string">
            <text:p>vancouver@academicsarecool.com</text:p>
          </table:table-cell>
          <table:table-cell office:value-type="string" calcext:value-type="string">
            <text:p>G9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date" office:date-value="2022-10-07" calcext:value-type="date">
            <text:p>10/07/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:00 - 3:35~Coach Check-in – Commons~3:40 - 3:50~Orientation – Commons~3:50 - 3:55~Students go to testing rooms~~Non-Team Alternates go to Room TBA~~Coaches go to 604A~4:00 - 4:15~Mental Math <text:s text:c="10"/>(8 questions, 30 sec./question)~4:20 - 5:00~Individual Test <text:s text:c="6"/>(40 questions, 35 min.)~5:00 - 5:20~Team M.C. Test <text:s text:c="5"/>(10 quest., 15 min., Multiple choice)~5:20 - 5:40~Team Test <text:s text:c="14"/>(10 questions, 15 min.)~5:40 - 6:00~Relays <text:s text:c="22"/>(4 quest./relay, 5 min./relay, 2 relays)~6:00 - 6:30~--- <text:s/>Dinner Break <text:s/>---~6:35 - 6:55~College Bowl 1/2 <text:s text:c="3"/>(10 Questions each)~6:55 - 7:15~College Bowl 3/4 <text:s text:c="3"/>(10 Questions each)~7:15 - 7:35~College Bowl 5/6 <text:s text:c="3"/>(10 Questions each)~7:45 - ~Awards Ceremony – Commons~</text:p>
          </table:table-cell>
          <table:table-cell office:value-type="string" calcext:value-type="string">
            <text:p>skyview</text:p>
          </table:table-cell>
          <table:table-cell office:value-type="string" calcext:value-type="string">
            <text:p>reg</text:p>
          </table:table-cell>
          <table:table-cell office:value-type="float" office:value="1662947370006" calcext:value-type="float">
            <text:p>1662947370006</text:p>
          </table:table-cell>
          <table:table-cell office:value-type="string" calcext:value-type="string">
            <text:p>Chris J.</text:p>
          </table:table-cell>
          <table:table-cell office:value-type="string" calcext:value-type="string">
            <text:p>2022-23</text:p>
          </table:table-cell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string" calcext:value-type="string">
            <text:p>Gregg Sampson</text:p>
          </table:table-cell>
          <table:table-cell office:value-type="string" calcext:value-type="string">
            <text:p>registrar@academicsarecool.com</text:p>
          </table:table-cell>
          <table:table-cell office:value-type="string" calcext:value-type="string">
            <text:p>G1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date" office:date-value="2022-10-19" calcext:value-type="date">
            <text:p>10/19/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:00 - 3:10~Orientation~3:10 - 3:25~Mental Math <text:s text:c="9"/>(8 questions, 30 sec./question)~3:30 - 4:05~Individual Test <text:s text:c="5"/>(40 questions, 35 min.)~4:10 - 4:25~Individ. M.C. Test <text:s text:c="2"/>(10 quest., 15 min., Multiple choice)~4:35 - 4:50~Team Test <text:s text:c="14"/>(10 questions, 15 min.)~4:55 - 5:05~Pressure Round <text:s text:c="5"/>(5 quest., 10 min. --&gt; 1 ans./2 min.)~5:15 - 5:30~College Bowl 1/2 <text:s text:c="3"/>(10 Questions each)~5:30 - 5:45~College Bowl 3/4 <text:s text:c="3"/>(10 Questions each)~5:45 - 6:00~College Bowl 5/6 <text:s text:c="3"/>(10 Questions each)~6:00~Contest WrapUp~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reg</text:p>
          </table:table-cell>
          <table:table-cell office:value-type="float" office:value="1662947370006" calcext:value-type="float">
            <text:p>1662947370006</text:p>
          </table:table-cell>
          <table:table-cell office:value-type="string" calcext:value-type="string">
            <text:p>Chris J.</text:p>
          </table:table-cell>
          <table:table-cell office:value-type="string" calcext:value-type="string">
            <text:p>2022-23</text:p>
          </table:table-cell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string" calcext:value-type="string">
            <text:p>Gregg Sampson</text:p>
          </table:table-cell>
          <table:table-cell office:value-type="string" calcext:value-type="string">
            <text:p>registrar@academicsarecool.com</text:p>
          </table:table-cell>
          <table:table-cell office:value-type="string" calcext:value-type="string">
            <text:p>G9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date" office:date-value="2022-10-19" calcext:value-type="date">
            <text:p>10/19/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:00 - 3:10~Orientation~3:10 - 3:25~Mental Math <text:s text:c="9"/>(8 questions, 30 sec./question)~3:30 - 4:05~Individual Test <text:s text:c="5"/>(40 questions, 35 min.)~4:10 - 4:25~Individ. M.C. Test <text:s text:c="2"/>(10 quest., 15 min., Multiple choice)~4:35 - 4:50~Team Test <text:s text:c="14"/>(10 questions, 15 min.)~4:55 - 5:05~Pressure Round <text:s text:c="5"/>(5 quest., 10 min. --&gt; 1 ans./2 min.)~5:15 - 5:30~College Bowl 1/2 <text:s text:c="3"/>(10 Questions each)~5:30 - 5:45~College Bowl 3/4 <text:s text:c="3"/>(10 Questions each)~5:45 - 6:00~College Bowl 5/6 <text:s text:c="3"/>(10 Questions each)~6:00~Contest WrapUp~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reg</text:p>
          </table:table-cell>
          <table:table-cell office:value-type="float" office:value="1662947370007" calcext:value-type="float">
            <text:p>1662947370007</text:p>
          </table:table-cell>
          <table:table-cell office:value-type="string" calcext:value-type="string">
            <text:p>Chris J.</text:p>
          </table:table-cell>
          <table:table-cell office:value-type="string" calcext:value-type="string">
            <text:p>2022-23</text:p>
          </table:table-cell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string" calcext:value-type="string">
            <text:p>Linda Stephenson</text:p>
          </table:table-cell>
          <table:table-cell office:value-type="string" calcext:value-type="string">
            <text:p>lstephenson@columbiabasin.edu</text:p>
          </table:table-cell>
          <table:table-cell office:value-type="string" calcext:value-type="string">
            <text:p>G1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date" office:date-value="2022-12-28" calcext:value-type="date">
            <text:p>12/28/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:00 - 3:10~Orientation~3:10 - 3:25~Mental Math <text:s text:c="9"/>(8 questions, 30 sec./question)~3:30 - 4:05~Individual Test <text:s text:c="5"/>(40 questions, 35 min.)~4:10 - 4:25~Individ. M.C. Test <text:s text:c="2"/>(10 quest., 15 min., Multiple choice)~4:35 - 4:50~Team Test <text:s text:c="14"/>(10 questions, 15 min.)~4:55 - 5:05~Pressure Round <text:s text:c="5"/>(5 quest., 10 min. --&gt; 1 ans./2 min.)~5:15 - 5:30~College Bowl 1/2 <text:s text:c="3"/>(10 Questions each)~5:30 - 5:45~College Bowl 3/4 <text:s text:c="3"/>(10 Questions each)~5:45 - 6:00~College Bowl 5/6 <text:s text:c="3"/>(10 Questions each)~6:00~Contest WrapUp~</text:p>
          </table:table-cell>
          <table:table-cell office:value-type="string" calcext:value-type="string">
            <text:p>masters</text:p>
          </table:table-cell>
          <table:table-cell office:value-type="string" calcext:value-type="string">
            <text:p>reg</text:p>
          </table:table-cell>
          <table:table-cell office:value-type="float" office:value="1662947370007" calcext:value-type="float">
            <text:p>1662947370007</text:p>
          </table:table-cell>
          <table:table-cell office:value-type="string" calcext:value-type="string">
            <text:p>Chris J.</text:p>
          </table:table-cell>
          <table:table-cell office:value-type="string" calcext:value-type="string">
            <text:p>2022-23</text:p>
          </table:table-cell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string" calcext:value-type="string">
            <text:p>Linda Stephenson</text:p>
          </table:table-cell>
          <table:table-cell office:value-type="string" calcext:value-type="string">
            <text:p>lstephenson@columbiabasin.edu</text:p>
          </table:table-cell>
          <table:table-cell office:value-type="string" calcext:value-type="string">
            <text:p>G9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date" office:date-value="2022-12-28" calcext:value-type="date">
            <text:p>12/28/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:00 - 3:10~Orientation~3:10 - 3:25~Mental Math <text:s text:c="9"/>(8 questions, 30 sec./question)~3:30 - 4:05~Individual Test <text:s text:c="5"/>(40 questions, 35 min.)~4:10 - 4:25~Individ. M.C. Test <text:s text:c="2"/>(10 quest., 15 min., Multiple choice)~4:35 - 4:50~Team Test <text:s text:c="14"/>(10 questions, 15 min.)~4:55 - 5:05~Pressure Round <text:s text:c="5"/>(5 quest., 10 min. --&gt; 1 ans./2 min.)~5:15 - 5:30~College Bowl 1/2 <text:s text:c="3"/>(10 Questions each)~5:30 - 5:45~College Bowl 3/4 <text:s text:c="3"/>(10 Questions each)~5:45 - 6:00~College Bowl 5/6 <text:s text:c="3"/>(10 Questions each)~6:00~Contest WrapUp~</text:p>
          </table:table-cell>
          <table:table-cell office:value-type="string" calcext:value-type="string">
            <text:p>masters</text:p>
          </table:table-cell>
          <table:table-cell office:value-type="string" calcext:value-type="string">
            <text:p>reg</text:p>
          </table:table-cell>
          <table:table-cell office:value-type="float" office:value="1662947370008" calcext:value-type="float">
            <text:p>1662947370008</text:p>
          </table:table-cell>
          <table:table-cell office:value-type="string" calcext:value-type="string">
            <text:p>Chris J.</text:p>
          </table:table-cell>
          <table:table-cell office:value-type="string" calcext:value-type="string">
            <text:p>2022-23</text:p>
          </table:table-cell>
        </table:table-row>
        <table:table-row table:style-name="ro1">
          <table:table-cell office:value-type="date" office:date-value="2023-02-10" calcext:value-type="date">
            <text:p>02/10/23</text:p>
          </table:table-cell>
          <table:table-cell office:value-type="string" calcext:value-type="string">
            <text:p>Pam Tsuchida</text:p>
          </table:table-cell>
          <table:table-cell office:value-type="string" calcext:value-type="string">
            <text:p>spokane@academicsarecool.com</text:p>
          </table:table-cell>
          <table:table-cell office:value-type="string" calcext:value-type="string">
            <text:p>G678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date" office:date-value="2023-01-27" calcext:value-type="date">
            <text:p>01/27/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:00 - 3:40~Coaches Check-In – Room 138~3:40 - 3:50~Orientation/Welcome – Gym~3:50 - 3:55~Students go to testing rooms~~Non-Team Alternates go to Room 100~~Coaches go to Atrium~4:00 - 4:15~Mental Math <text:s text:c="10"/>(8 questions, 30 sec./question)~4:20 - 4:55~Individual Test <text:s text:c="6"/>(40 questions, 35 min.)~5:00 - 5:15~Team M.C. Test <text:s text:c="5"/>(10 quest., 15 min., Multiple choice)~5:20 - 5:35~Team Test <text:s text:c="14"/>(10 questions, 15 min.)~5:40 - 5:50~Linda Moore Triple Jump <text:s text:c="11"/>(10 questions, 3x5=15 min.)~5:50 - 6:25~--- <text:s/>Dinner Break <text:s/>---~6:30 - 6:50~College Bowl 1/2 <text:s text:c="3"/>(10 Questions each)~6:50 - 7:10~College Bowl 3/4 <text:s text:c="3"/>(10 Questions each)~7:10 - 7:30~College Bowl 5/6 <text:s text:c="3"/>(10 Questions each)~7:45 - ~Awards Ceremony – Gym~</text:p>
          </table:table-cell>
          <table:table-cell office:value-type="string" calcext:value-type="string">
            <text:p>mtspokane</text:p>
          </table:table-cell>
          <table:table-cell office:value-type="string" calcext:value-type="string">
            <text:p>reg</text:p>
          </table:table-cell>
          <table:table-cell office:value-type="float" office:value="1662947370008" calcext:value-type="float">
            <text:p>1662947370008</text:p>
          </table:table-cell>
          <table:table-cell office:value-type="string" calcext:value-type="string">
            <text:p>Chris J.</text:p>
          </table:table-cell>
          <table:table-cell office:value-type="string" calcext:value-type="string">
            <text:p>2022-23</text:p>
          </table:table-cell>
        </table:table-row>
        <table:table-row table:style-name="ro1">
          <table:table-cell office:value-type="date" office:date-value="2023-02-10" calcext:value-type="date">
            <text:p>02/10/23</text:p>
          </table:table-cell>
          <table:table-cell office:value-type="string" calcext:value-type="string">
            <text:p>Chris Johnson</text:p>
          </table:table-cell>
          <table:table-cell office:value-type="string" calcext:value-type="string">
            <text:p>richland@academicsarecool.com</text:p>
          </table:table-cell>
          <table:table-cell office:value-type="string" calcext:value-type="string">
            <text:p>G678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date" office:date-value="2023-01-27" calcext:value-type="date">
            <text:p>01/27/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:30 - 4:00~Coach Check-in – Library~4:05 - 4:15~Orientation – Cafeteria~4:15 - 4:20~Students go to testing rooms~~Coaches go to Library~4:20 - 4:35~Mental Math <text:s text:c="9"/>(8 questions, 30 sec./question)~4:35 - 5:15~Individual Test <text:s text:c="5"/>(40 questions, 35 min.)~5:15 - 5:35~Team M.C. Test <text:s text:c="5"/>(10 quest., 15 min., Multiple choice)~5:35 - 5:55~Team Test <text:s text:c="14"/>(10 questions, 15 min.)~5:55 - 6:15~Relays <text:s text:c="22"/>(4 quest./relay, 5 min./relay, 2 relays)~6:15 - 6:45~--- <text:s/>Dinner Break <text:s/>---~6:45 - 7:05~College Bowl 1/2 <text:s text:c="3"/>(10 Questions each)~7:05 - 7:25~College Bowl 3/4 <text:s text:c="3"/>(10 Questions each)~7:25 - 7:45~College Bowl 5/6 <text:s text:c="3"/>(10 Questions each)~8:00 - ~Awards Ceremony – Gym (spectators allowed)~</text:p>
          </table:table-cell>
          <table:table-cell office:value-type="string" calcext:value-type="string">
            <text:p>carmichael</text:p>
          </table:table-cell>
          <table:table-cell office:value-type="string" calcext:value-type="string">
            <text:p>reg</text:p>
          </table:table-cell>
          <table:table-cell office:value-type="float" office:value="1662947370008" calcext:value-type="float">
            <text:p>1662947370008</text:p>
          </table:table-cell>
          <table:table-cell office:value-type="string" calcext:value-type="string">
            <text:p>Chris J.</text:p>
          </table:table-cell>
          <table:table-cell office:value-type="string" calcext:value-type="string">
            <text:p>2022-23</text:p>
          </table:table-cell>
        </table:table-row>
        <table:table-row table:style-name="ro1">
          <table:table-cell office:value-type="date" office:date-value="2023-02-09" calcext:value-type="date">
            <text:p>02/09/23</text:p>
          </table:table-cell>
          <table:table-cell office:value-type="string" calcext:value-type="string">
            <text:p>Mahen Malixi</text:p>
          </table:table-cell>
          <table:table-cell office:value-type="string" calcext:value-type="string">
            <text:p>vancouver@academicsarecool.com</text:p>
          </table:table-cell>
          <table:table-cell office:value-type="string" calcext:value-type="string">
            <text:p>G678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date" office:date-value="2023-01-26" calcext:value-type="date">
            <text:p>01/26/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:00 - 3:35~Coach Check-in – Commons~3:40 - 3:50~Orientation – Commons~3:50 - 3:55~Students go to testing rooms~~Non-Team Alternates go to Room TBA~~Coaches go to 604A~4:00 - 4:15~Mental Math <text:s text:c="10"/>(8 questions, 30 sec./question)~4:20 - 5:00~Individual Test <text:s text:c="6"/>(40 questions, 35 min.)~5:00 - 5:20~Team M.C. Test <text:s text:c="5"/>(10 quest., 15 min., Multiple choice)~5:20 - 5:40~Team Test <text:s text:c="14"/>(10 questions, 15 min.)~5:40 - 6:00~Relays <text:s text:c="22"/>(4 quest./relay, 5 min./relay, 2 relays)~6:00 - 6:30~--- <text:s/>Dinner Break <text:s/>---~6:35 - 6:55~College Bowl 1/2 <text:s text:c="3"/>(10 Questions each)~6:55 - 7:15~College Bowl 3/4 <text:s text:c="3"/>(10 Questions each)~7:15 - 7:35~College Bowl 5/6 <text:s text:c="3"/>(10 Questions each)~7:45 - ~Awards Ceremony – Commons~</text:p>
          </table:table-cell>
          <table:table-cell office:value-type="string" calcext:value-type="string">
            <text:p>skyview</text:p>
          </table:table-cell>
          <table:table-cell office:value-type="string" calcext:value-type="string">
            <text:p>reg</text:p>
          </table:table-cell>
          <table:table-cell office:value-type="float" office:value="1662947370009" calcext:value-type="float">
            <text:p>1662947370009</text:p>
          </table:table-cell>
          <table:table-cell office:value-type="string" calcext:value-type="string">
            <text:p>Chris J.</text:p>
          </table:table-cell>
          <table:table-cell office:value-type="string" calcext:value-type="string">
            <text:p>2022-23</text:p>
          </table:table-cell>
        </table:table-row>
        <table:table-row table:style-name="ro1">
          <table:table-cell office:value-type="date" office:date-value="2023-03-03" calcext:value-type="date">
            <text:p>03/03/23</text:p>
          </table:table-cell>
          <table:table-cell office:value-type="string" calcext:value-type="string">
            <text:p>Pam Tsuchida</text:p>
          </table:table-cell>
          <table:table-cell office:value-type="string" calcext:value-type="string">
            <text:p>spokane@academicsarecool.com</text:p>
          </table:table-cell>
          <table:table-cell office:value-type="string" calcext:value-type="string">
            <text:p>G5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date" office:date-value="2023-02-17" calcext:value-type="date">
            <text:p>02/17/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:00 - 3:40~Coaches Check-In – Room 138~3:40 - 3:50~Orientation/Welcome – Gym~3:50 - 3:55~Students go to testing rooms~~Non-Team Alternates go to Room 100~~Coaches go to Atrium~4:00 - 4:15~Mental Math <text:s text:c="10"/>(8 questions, 30 sec./question)~4:20 - 4:55~Individual Test <text:s text:c="6"/>(40 questions, 35 min.)~5:00 - 5:15~Team M.C. Test <text:s text:c="5"/>(10 quest., 15 min., Multiple choice)~5:20 - 5:35~Team Test <text:s text:c="14"/>(10 questions, 15 min.)~5:40 - 5:50~Linda Moore Triple Jump <text:s text:c="11"/>(10 questions, 3x5=15 min.)~5:50 - 6:25~--- <text:s/>Dinner Break <text:s/>---~6:30 - 6:50~College Bowl 1/2 <text:s text:c="3"/>(10 Questions each)~6:50 - 7:10~College Bowl 3/4 <text:s text:c="3"/>(10 Questions each)~7:10 - 7:30~College Bowl 5/6 <text:s text:c="3"/>(10 Questions each)~7:45 - ~Awards Ceremony – Gym~</text:p>
          </table:table-cell>
          <table:table-cell office:value-type="string" calcext:value-type="string">
            <text:p>mtspokane</text:p>
          </table:table-cell>
          <table:table-cell office:value-type="string" calcext:value-type="string">
            <text:p>reg</text:p>
          </table:table-cell>
          <table:table-cell office:value-type="float" office:value="1662947370009" calcext:value-type="float">
            <text:p>1662947370009</text:p>
          </table:table-cell>
          <table:table-cell office:value-type="string" calcext:value-type="string">
            <text:p>Chris J.</text:p>
          </table:table-cell>
          <table:table-cell office:value-type="string" calcext:value-type="string">
            <text:p>2022-23</text:p>
          </table:table-cell>
        </table:table-row>
        <table:table-row table:style-name="ro1">
          <table:table-cell office:value-type="date" office:date-value="2023-03-24" calcext:value-type="date">
            <text:p>03/24/23</text:p>
          </table:table-cell>
          <table:table-cell office:value-type="string" calcext:value-type="string">
            <text:p>Pam Tsuchida</text:p>
          </table:table-cell>
          <table:table-cell office:value-type="string" calcext:value-type="string">
            <text:p>spokane@academicsarecool.com</text:p>
          </table:table-cell>
          <table:table-cell office:value-type="string" calcext:value-type="string">
            <text:p>G4</text:p>
          </table:table-cell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date" office:date-value="2023-03-10" calcext:value-type="date">
            <text:p>03/10/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:00 - 3:40~Coaches Check-In – Room 138~3:40 - 3:50~Orientation/Welcome – Gym~3:50 - 3:55~Students go to testing rooms~~Non-Team Alternates go to Room 100~~Coaches go to Atrium~4:00 - 4:15~Mental Math <text:s text:c="10"/>(8 questions, 30 sec./question)~4:20 - 4:55~Individual Test <text:s text:c="6"/>(40 questions, 35 min.)~5:00 - 5:15~Team M.C. Test <text:s text:c="5"/>(10 quest., 15 min., Multiple choice)~5:20 - 5:35~Team Test <text:s text:c="14"/>(10 questions, 15 min.)~5:40 - 5:50~Linda Moore Triple Jump <text:s text:c="11"/>(10 questions, 3x5=15 min.)~5:50 - 6:25~--- <text:s/>Dinner Break <text:s/>---~6:30 - 6:50~College Bowl 1/2 <text:s text:c="3"/>(10 Questions each)~6:50 - 7:10~College Bowl 3/4 <text:s text:c="3"/>(10 Questions each)~7:10 - 7:30~College Bowl 5/6 <text:s text:c="3"/>(10 Questions each)~7:45 - ~Awards Ceremony – Gym~</text:p>
          </table:table-cell>
          <table:table-cell office:value-type="string" calcext:value-type="string">
            <text:p>mtspokane</text:p>
          </table:table-cell>
          <table:table-cell office:value-type="string" calcext:value-type="string">
            <text:p>reg</text:p>
          </table:table-cell>
          <table:table-cell office:value-type="float" office:value="1662947370009" calcext:value-type="float">
            <text:p>1662947370009</text:p>
          </table:table-cell>
          <table:table-cell office:value-type="string" calcext:value-type="string">
            <text:p>Chris J.</text:p>
          </table:table-cell>
          <table:table-cell office:value-type="string" calcext:value-type="string">
            <text:p>2022-23</text:p>
          </table:table-cell>
        </table:table-row>
        <table:table-row table:style-name="ro1">
          <table:table-cell office:value-type="date" office:date-value="2023-03-10" calcext:value-type="date">
            <text:p>03/10/23</text:p>
          </table:table-cell>
          <table:table-cell office:value-type="string" calcext:value-type="string">
            <text:p>Charlene Babb</text:p>
          </table:table-cell>
          <table:table-cell office:value-type="string" calcext:value-type="string">
            <text:p>cbabb@cdaschools.org</text:p>
          </table:table-cell>
          <table:table-cell office:value-type="string" calcext:value-type="string">
            <text:p>G45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date" office:date-value="2023-02-24" calcext:value-type="date">
            <text:p>02/24/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:30 - 4:00~Coach Check-in – Library~4:05 - 4:15~Orientation – Cafeteria~4:15 - 4:20~Students go to testing rooms~~Non-Team Alternates go to Room 505~~Coaches go to Library~4:20 - 4:35~Mental Math <text:s text:c="9"/>(8 questions, 30 sec./question)~4:35 - 5:15~Individual Test <text:s text:c="5"/>(40 questions, 35 min.)~5:15 - 5:35~Team M.C. Test <text:s text:c="5"/>(10 quest., 15 min., Multiple choice)~5:35 - 5:55~Team Test <text:s text:c="14"/>(10 questions, 15 min.)~5:55 - 6:15~Relays <text:s text:c="22"/>(4 quest./relay, 5 min./relay, 2 relays)~6:15 - 6:45~--- <text:s/>Dinner Break <text:s/>---~6:45 - 7:05~College Bowl 1/2 <text:s text:c="3"/>(10 Questions each)~7:05 - 7:25~College Bowl 3/4 <text:s text:c="3"/>(10 Questions each)~7:25 - 7:45~College Bowl 5/6 <text:s text:c="3"/>(10 Questions each)~8:00 - ~Awards Ceremony – Gym~</text:p>
          </table:table-cell>
          <table:table-cell office:value-type="string" calcext:value-type="string">
            <text:p>lakecity</text:p>
          </table:table-cell>
          <table:table-cell office:value-type="string" calcext:value-type="string">
            <text:p>reg</text:p>
          </table:table-cell>
          <table:table-cell office:value-type="float" office:value="1662947370010" calcext:value-type="float">
            <text:p>1662947370010</text:p>
          </table:table-cell>
          <table:table-cell office:value-type="string" calcext:value-type="string">
            <text:p>Chris J.</text:p>
          </table:table-cell>
          <table:table-cell office:value-type="string" calcext:value-type="string">
            <text:p>2022-23</text:p>
          </table:table-cell>
        </table:table-row>
        <table:table-row table:style-name="ro1">
          <table:table-cell office:value-type="date" office:date-value="2023-03-03" calcext:value-type="date">
            <text:p>03/03/23</text:p>
          </table:table-cell>
          <table:table-cell office:value-type="string" calcext:value-type="string">
            <text:p>Chris Johnson</text:p>
          </table:table-cell>
          <table:table-cell office:value-type="string" calcext:value-type="string">
            <text:p>richland@academicsarecool.com</text:p>
          </table:table-cell>
          <table:table-cell office:value-type="string" calcext:value-type="string">
            <text:p>G5</text:p>
          </table:table-cell>
          <table:table-cell office:value-type="float" office:value="15" calcext:value-type="float">
            <text:p>15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date" office:date-value="2023-02-17" calcext:value-type="date">
            <text:p>02/17/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:30 - 4:00~Coach Check-in – Library~4:05 - 4:15~Orientation – Cafeteria~4:15 - 4:20~Students go to testing rooms~~Coaches go to Library~4:20 - 4:35~Mental Math <text:s text:c="9"/>(8 questions, 30 sec./question)~4:35 - 5:15~Individual Test <text:s text:c="5"/>(40 questions, 35 min.)~5:15 - 5:35~Team M.C. Test <text:s text:c="5"/>(10 quest., 15 min., Multiple choice)~5:35 - 5:55~Team Test <text:s text:c="14"/>(10 questions, 15 min.)~5:55 - 6:15~Relays <text:s text:c="22"/>(4 quest./relay, 5 min./relay, 2 relays)~6:15 - 6:45~--- <text:s/>Dinner Break <text:s/>---~6:45 - 7:05~College Bowl 1/2 <text:s text:c="3"/>(10 Questions each)~7:05 - 7:25~College Bowl 3/4 <text:s text:c="3"/>(10 Questions each)~7:25 - 7:45~College Bowl 5/6 <text:s text:c="3"/>(10 Questions each)~8:00 - ~Awards Ceremony – Gym (spectators allowed)~</text:p>
          </table:table-cell>
          <table:table-cell office:value-type="string" calcext:value-type="string">
            <text:p>carmichael</text:p>
          </table:table-cell>
          <table:table-cell office:value-type="string" calcext:value-type="string">
            <text:p>reg</text:p>
          </table:table-cell>
          <table:table-cell office:value-type="float" office:value="1662947370010" calcext:value-type="float">
            <text:p>1662947370010</text:p>
          </table:table-cell>
          <table:table-cell office:value-type="string" calcext:value-type="string">
            <text:p>Chris J.</text:p>
          </table:table-cell>
          <table:table-cell office:value-type="string" calcext:value-type="string">
            <text:p>2022-23</text:p>
          </table:table-cell>
        </table:table-row>
        <table:table-row table:style-name="ro1">
          <table:table-cell office:value-type="date" office:date-value="2023-03-24" calcext:value-type="date">
            <text:p>03/24/23</text:p>
          </table:table-cell>
          <table:table-cell office:value-type="string" calcext:value-type="string">
            <text:p>Chris Johnson</text:p>
          </table:table-cell>
          <table:table-cell office:value-type="string" calcext:value-type="string">
            <text:p>richland@academicsarecool.com</text:p>
          </table:table-cell>
          <table:table-cell office:value-type="string" calcext:value-type="string">
            <text:p>G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date" office:date-value="2023-03-10" calcext:value-type="date">
            <text:p>03/10/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:30 - 4:00~Coach Check-in – Library~4:05 - 4:15~Orientation – Cafeteria~4:15 - 4:20~Students go to testing rooms~~Coaches go to Library~4:20 - 4:35~Mental Math <text:s text:c="9"/>(8 questions, 30 sec./question)~4:35 - 5:15~Individual Test <text:s text:c="5"/>(40 questions, 35 min.)~5:15 - 5:35~Team M.C. Test <text:s text:c="5"/>(10 quest., 15 min., Multiple choice)~5:35 - 5:55~Team Test <text:s text:c="14"/>(10 questions, 15 min.)~5:55 - 6:15~Relays <text:s text:c="22"/>(4 quest./relay, 5 min./relay, 2 relays)~6:15 - 6:45~--- <text:s/>Dinner Break <text:s/>---~6:45 - 7:05~College Bowl 1/2 <text:s text:c="3"/>(10 Questions each)~7:05 - 7:25~College Bowl 3/4 <text:s text:c="3"/>(10 Questions each)~7:25 - 7:45~College Bowl 5/6 <text:s text:c="3"/>(10 Questions each)~8:00 - ~Awards Ceremony – Gym (spectators allowed)~</text:p>
          </table:table-cell>
          <table:table-cell office:value-type="string" calcext:value-type="string">
            <text:p>carmichael</text:p>
          </table:table-cell>
          <table:table-cell office:value-type="string" calcext:value-type="string">
            <text:p>reg</text:p>
          </table:table-cell>
          <table:table-cell office:value-type="float" office:value="1662947370010" calcext:value-type="float">
            <text:p>1662947370010</text:p>
          </table:table-cell>
          <table:table-cell office:value-type="string" calcext:value-type="string">
            <text:p>Chris J.</text:p>
          </table:table-cell>
          <table:table-cell office:value-type="string" calcext:value-type="string">
            <text:p>2022-23</text:p>
          </table:table-cell>
        </table:table-row>
        <table:table-row table:style-name="ro1">
          <table:table-cell office:value-type="date" office:date-value="2023-02-24" calcext:value-type="date">
            <text:p>02/24/23</text:p>
          </table:table-cell>
          <table:table-cell office:value-type="string" calcext:value-type="string">
            <text:p>Mahen Malixi</text:p>
          </table:table-cell>
          <table:table-cell office:value-type="string" calcext:value-type="string">
            <text:p>vancouver@academicsarecool.com</text:p>
          </table:table-cell>
          <table:table-cell office:value-type="string" calcext:value-type="string">
            <text:p>G5</text:p>
          </table:table-cell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date" office:date-value="2023-02-10" calcext:value-type="date">
            <text:p>02/10/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:00 - 3:35~Coach Check-in – Commons~3:40 - 3:50~Orientation – Commons~3:50 - 3:55~Students go to testing rooms~~Non-Team Alternates go to Room TBA~~Coaches go to 604A~4:00 - 4:15~Mental Math <text:s text:c="10"/>(8 questions, 30 sec./question)~4:20 - 5:00~Individual Test <text:s text:c="6"/>(40 questions, 35 min.)~5:00 - 5:20~Team M.C. Test <text:s text:c="5"/>(10 quest., 15 min., Multiple choice)~5:20 - 5:40~Team Test <text:s text:c="14"/>(10 questions, 15 min.)~5:40 - 6:00~Relays <text:s text:c="22"/>(4 quest./relay, 5 min./relay, 2 relays)~6:00 - 6:30~--- <text:s/>Dinner Break <text:s/>---~6:35 - 6:55~College Bowl 1/2 <text:s text:c="3"/>(10 Questions each)~6:55 - 7:15~College Bowl 3/4 <text:s text:c="3"/>(10 Questions each)~7:15 - 7:35~College Bowl 5/6 <text:s text:c="3"/>(10 Questions each)~7:45 - ~Awards Ceremony – Commons~</text:p>
          </table:table-cell>
          <table:table-cell office:value-type="string" calcext:value-type="string">
            <text:p>skyview</text:p>
          </table:table-cell>
          <table:table-cell office:value-type="string" calcext:value-type="string">
            <text:p>reg</text:p>
          </table:table-cell>
          <table:table-cell office:value-type="float" office:value="1662947370010" calcext:value-type="float">
            <text:p>1662947370010</text:p>
          </table:table-cell>
          <table:table-cell office:value-type="string" calcext:value-type="string">
            <text:p>Chris J.</text:p>
          </table:table-cell>
          <table:table-cell office:value-type="string" calcext:value-type="string">
            <text:p>2022-23</text:p>
          </table:table-cell>
        </table:table-row>
        <table:table-row table:style-name="ro1">
          <table:table-cell office:value-type="date" office:date-value="2023-03-17" calcext:value-type="date">
            <text:p>03/17/23</text:p>
          </table:table-cell>
          <table:table-cell office:value-type="string" calcext:value-type="string">
            <text:p>Mahen Malixi</text:p>
          </table:table-cell>
          <table:table-cell office:value-type="string" calcext:value-type="string">
            <text:p>vancouver@academicsarecool.com</text:p>
          </table:table-cell>
          <table:table-cell office:value-type="string" calcext:value-type="string">
            <text:p>G4</text:p>
          </table:table-cell>
          <table:table-cell office:value-type="float" office:value="18" calcext:value-type="float">
            <text:p>1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date" office:date-value="2023-03-03" calcext:value-type="date">
            <text:p>03/03/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:00 - 3:35~Coach Check-in – Commons~3:40 - 3:50~Orientation – Commons~3:50 - 3:55~Students go to testing rooms~~Non-Team Alternates go to Room TBA~~Coaches go to 604A~4:00 - 4:15~Mental Math <text:s text:c="10"/>(8 questions, 30 sec./question)~4:20 - 5:00~Individual Test <text:s text:c="6"/>(40 questions, 35 min.)~5:00 - 5:20~Team M.C. Test <text:s text:c="5"/>(10 quest., 15 min., Multiple choice)~5:20 - 5:40~Team Test <text:s text:c="14"/>(10 questions, 15 min.)~5:40 - 6:00~Relays <text:s text:c="22"/>(4 quest./relay, 5 min./relay, 2 relays)~6:00 - 6:30~--- <text:s/>Dinner Break <text:s/>---~6:35 - 6:55~College Bowl 1/2 <text:s text:c="3"/>(10 Questions each)~6:55 - 7:15~College Bowl 3/4 <text:s text:c="3"/>(10 Questions each)~7:15 - 7:35~College Bowl 5/6 <text:s text:c="3"/>(10 Questions each)~7:45 - ~Awards Ceremony – Commons~</text:p>
          </table:table-cell>
          <table:table-cell office:value-type="string" calcext:value-type="string">
            <text:p>skyview</text:p>
          </table:table-cell>
          <table:table-cell office:value-type="string" calcext:value-type="string">
            <text:p>reg</text:p>
          </table:table-cell>
          <table:table-cell office:value-type="float" office:value="1662947370010" calcext:value-type="float">
            <text:p>1662947370010</text:p>
          </table:table-cell>
          <table:table-cell office:value-type="string" calcext:value-type="string">
            <text:p>Chris J.</text:p>
          </table:table-cell>
          <table:table-cell office:value-type="string" calcext:value-type="string">
            <text:p>2022-23</text:p>
          </table:table-cell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string" calcext:value-type="string">
            <text:p>Linda Stephenson</text:p>
          </table:table-cell>
          <table:table-cell office:value-type="string" calcext:value-type="string">
            <text:p>lstephenson@columbiabasin.edu</text:p>
          </table:table-cell>
          <table:table-cell office:value-type="string" calcext:value-type="string">
            <text:p>G91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date" office:date-value="2022-10-12" calcext:value-type="date">
            <text:p>10/12/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:30 - 4:00~Coach Check-in – Library~4:05 - 4:15~Orientation – Cafeteria~4:15 - 4:20~Students go to testing rooms~~Coaches go to Library~4:20 - 4:35~Mental Math <text:s text:c="9"/>(8 questions, 30 sec./question)~4:35 - 5:15~Individual Test <text:s text:c="5"/>(40 questions, 35 min.)~5:15 - 5:35~Team M.C. Test <text:s text:c="5"/>(10 quest., 15 min., Multiple choice)~5:35 - 5:55~Team Test <text:s text:c="14"/>(10 questions, 15 min.)~5:55 - 6:15~Relays <text:s text:c="22"/>(4 quest./relay, 5 min./relay, 2 relays)~6:15 - 6:45~--- <text:s/>Dinner Break <text:s/>---~6:45 - 7:05~College Bowl 1/2 <text:s text:c="3"/>(10 Questions each)~7:05 - 7:25~College Bowl 3/4 <text:s text:c="3"/>(10 Questions each)~7:25 - 7:45~College Bowl 5/6 <text:s text:c="3"/>(10 Questions each)~8:00 - ~Awards Ceremony – Gym (spectators allowed)~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reg</text:p>
          </table:table-cell>
          <table:table-cell office:value-type="float" office:value="1662947370011" calcext:value-type="float">
            <text:p>1662947370011</text:p>
          </table:table-cell>
          <table:table-cell office:value-type="string" calcext:value-type="string">
            <text:p>Chris J.</text:p>
          </table:table-cell>
          <table:table-cell office:value-type="string" calcext:value-type="string">
            <text:p>2022-23</text:p>
          </table:table-cell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11T18:51:15.375000000</meta:creation-date>
    <dc:date>2022-09-11T18:52:32.893000000</dc:date>
    <meta:editing-duration>PT1M17S</meta:editing-duration>
    <meta:editing-cycles>1</meta:editing-cycles>
    <meta:document-statistic meta:table-count="1" meta:cell-count="267" meta:object-count="0"/>
    <meta:generator>LibreOffice/7.4.0.3$Windows_X86_64 LibreOffice_project/f85e47c08ddd19c015c0114a68350214f7066f5a</meta:generator>
  </office:meta>
</office:document-meta>
</file>